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9-24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2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2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0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19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5-1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5-08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26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07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29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1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22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29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02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2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04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2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23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16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06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28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2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7784615385" calcext:value-type="float">
            <text:p>13.11577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37888" calcext:value-type="float">
            <text:p>13.1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3130322581" calcext:value-type="float">
            <text:p>13.2463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8304" calcext:value-type="float">
            <text:p>13.29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5292" calcext:value-type="float">
            <text:p>13.38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63997419355" calcext:value-type="float">
            <text:p>13.2763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73424" calcext:value-type="float">
            <text:p>13.0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2247483871" calcext:value-type="float">
            <text:p>12.99224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52472" calcext:value-type="float">
            <text:p>12.9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56512258065" calcext:value-type="float">
            <text:p>12.96565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9484137931" calcext:value-type="float">
            <text:p>12.98794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6336516129" calcext:value-type="float">
            <text:p>13.0163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2126451613" calcext:value-type="float">
            <text:p>13.0822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76776" calcext:value-type="float">
            <text:p>13.11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6536" calcext:value-type="float">
            <text:p>13.17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92468" calcext:value-type="float">
            <text:p>13.379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8732903226" calcext:value-type="float">
            <text:p>13.3658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3483870968" calcext:value-type="float">
            <text:p>13.197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84624" calcext:value-type="float">
            <text:p>13.14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06162580645" calcext:value-type="float">
            <text:p>13.1406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74899354839" calcext:value-type="float">
            <text:p>13.29748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9425714286" calcext:value-type="float">
            <text:p>13.31094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27385806452" calcext:value-type="float">
            <text:p>13.33273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5932903226" calcext:value-type="float">
            <text:p>13.4115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0630344828" calcext:value-type="float">
            <text:p>13.432063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6584516129" calcext:value-type="float">
            <text:p>13.476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20428" calcext:value-type="float">
            <text:p>13.652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52190967742" calcext:value-type="float">
            <text:p>13.7852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24092" calcext:value-type="float">
            <text:p>13.3324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32996129032" calcext:value-type="float">
            <text:p>13.3232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43296" calcext:value-type="float">
            <text:p>13.25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29873548387" calcext:value-type="float">
            <text:p>13.2829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10217142857" calcext:value-type="float">
            <text:p>13.29102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1793548387" calcext:value-type="float">
            <text:p>13.295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45072" calcext:value-type="float">
            <text:p>13.35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34048" calcext:value-type="float">
            <text:p>13.37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5383225807" calcext:value-type="float">
            <text:p>13.42653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59827096774" calcext:value-type="float">
            <text:p>13.6759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57458064516" calcext:value-type="float">
            <text:p>13.525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69888" calcext:value-type="float">
            <text:p>13.34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1210322581" calcext:value-type="float">
            <text:p>13.2341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88152" calcext:value-type="float">
            <text:p>13.2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68797419355" calcext:value-type="float">
            <text:p>13.30687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27782857143" calcext:value-type="float">
            <text:p>13.30277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8652903226" calcext:value-type="float">
            <text:p>13.3018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3393548387" calcext:value-type="float">
            <text:p>13.432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7472" calcext:value-type="float">
            <text:p>13.4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80909677419" calcext:value-type="float">
            <text:p>13.6080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028" calcext:value-type="float">
            <text:p>13.81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54270967742" calcext:value-type="float">
            <text:p>13.925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20784516129" calcext:value-type="float">
            <text:p>13.8520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59824" calcext:value-type="float">
            <text:p>13.6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42361290323" calcext:value-type="float">
            <text:p>13.614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2756" calcext:value-type="float">
            <text:p>13.584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2396" calcext:value-type="float">
            <text:p>13.5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7404137931" calcext:value-type="float">
            <text:p>13.60974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63009032258" calcext:value-type="float">
            <text:p>13.6163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93343225807" calcext:value-type="float">
            <text:p>13.69933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84408" calcext:value-type="float">
            <text:p>13.7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51148387097" calcext:value-type="float">
            <text:p>13.885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97536" calcext:value-type="float">
            <text:p>13.97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5856" calcext:value-type="float">
            <text:p>14.0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15984516129" calcext:value-type="float">
            <text:p>13.8215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38968" calcext:value-type="float">
            <text:p>13.75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11619354839" calcext:value-type="float">
            <text:p>13.7211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05416" calcext:value-type="float">
            <text:p>13.6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89323870968" calcext:value-type="float">
            <text:p>13.67893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21751428571" calcext:value-type="float">
            <text:p>13.70217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20873548387" calcext:value-type="float">
            <text:p>13.7020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18010322581" calcext:value-type="float">
            <text:p>13.7218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12552" calcext:value-type="float">
            <text:p>13.7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08407741936" calcext:value-type="float">
            <text:p>13.83084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65362758621" calcext:value-type="float">
            <text:p>13.986536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92095483871" calcext:value-type="float">
            <text:p>13.9792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25414193548" calcext:value-type="float">
            <text:p>13.6725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6876" calcext:value-type="float">
            <text:p>13.578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88224516129" calcext:value-type="float">
            <text:p>13.7088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66984" calcext:value-type="float">
            <text:p>13.76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15001290323" calcext:value-type="float">
            <text:p>13.8215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63267142857" calcext:value-type="float">
            <text:p>13.826326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12728" calcext:value-type="float">
            <text:p>13.84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42132173913" calcext:value-type="float">
            <text:p>13.964213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12156363636" calcext:value-type="float">
            <text:p>14.021215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90486956522" calcext:value-type="float">
            <text:p>14.089048695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47636363636" calcext:value-type="float">
            <text:p>14.2147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2668571429" calcext:value-type="float">
            <text:p>14.21826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843" calcext:value-type="float">
            <text:p>14.108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8242" calcext:value-type="float">
            <text:p>14.128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9004" calcext:value-type="float">
            <text:p>14.12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858" calcext:value-type="float">
            <text:p>14.103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2146" calcext:value-type="float">
            <text:p>14.122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708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2334" calcext:value-type="float">
            <text:p>14.102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02" meta:object-count="0"/>
    <meta:user-defined meta:name="AppVersion">3.0</meta:user-defined>
  </office:meta>
</office:document-meta>
</file>